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color="#66666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color="#666666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lt;0" style:apply-style-name="Negatief" style:base-cell-address="Weer.B5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  <style:map style:condition="cell-content()&lt;0" style:apply-style-name="Negatief" style:base-cell-address="Weer.B5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lt;0" style:apply-style-name="Negatief" style:base-cell-address="Weer.B5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80808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lt;0" style:apply-style-name="Negatief" style:base-cell-address="Weer.B5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map style:condition="cell-content()&lt;0" style:apply-style-name="Negatief" style:base-cell-address="Weer.B5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lt;0" style:apply-style-name="Negatief" style:base-cell-address="Weer.B5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lt;0" style:apply-style-name="Negatief" style:base-cell-address="Weer.D5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map style:condition="cell-content()&lt;0" style:apply-style-name="Negatief" style:base-cell-address="Weer.D5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font-style="normal" style:font-style-asian="normal" style:font-style-complex="normal"/>
      <style:map style:condition="cell-content()&lt;0" style:apply-style-name="Negatief" style:base-cell-address="Weer.D5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lt;0" style:apply-style-name="Negatief" style:base-cell-address="Weer.D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er" table:style-name="ta1">
        <table:table-column table:style-name="co1" table:default-cell-style-name="ce4"/>
        <table:table-column table:style-name="co1" table:default-cell-style-name="ce10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14"/>
        <table:table-row table:style-name="ro1">
          <table:table-cell table:style-name="ce1" office:value-type="string" calcext:value-type="string" table:number-columns-spanned="7" table:number-rows-spanned="1">
            <text:p>Temperaturen een neerslag</text:p>
          </table:table-cell>
          <table:covered-table-cell table:number-columns-repeated="6" table:style-name="Default"/>
        </table:table-row>
        <table:table-row table:style-name="ro2">
          <table:table-cell table:style-name="ce2"/>
          <table:table-cell table:style-name="Default" table:number-columns-repeated="6"/>
        </table:table-row>
        <table:table-row table:style-name="ro3">
          <table:table-cell table:style-name="Default"/>
          <table:table-cell table:style-name="ce7" office:value-type="string" calcext:value-type="string" table:number-columns-spanned="2" table:number-rows-spanned="1">
            <text:p>Brussel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Milaan</text:p>
          </table:table-cell>
          <table:covered-table-cell table:style-name="ce12"/>
          <table:table-cell table:style-name="ce7" office:value-type="string" calcext:value-type="string" table:number-columns-spanned="2" table:number-rows-spanned="1">
            <text:p>Stockholm</text:p>
          </table:table-cell>
          <table:covered-table-cell table:style-name="ce12"/>
        </table:table-row>
        <table:table-row table:style-name="ro4">
          <table:table-cell table:style-name="Default"/>
          <table:table-cell table:style-name="ce8" office:value-type="string" calcext:value-type="string">
            <text:p>Gemiddelde</text:p>
            <text:p>Temperatuur</text:p>
          </table:table-cell>
          <table:table-cell table:style-name="ce8" office:value-type="string" calcext:value-type="string">
            <text:p>Neerslag</text:p>
            <text:p>mm/m²</text:p>
          </table:table-cell>
          <table:table-cell table:style-name="ce8" office:value-type="string" calcext:value-type="string">
            <text:p>Gemiddelde</text:p>
            <text:p>Temperatuur</text:p>
          </table:table-cell>
          <table:table-cell table:style-name="ce8" office:value-type="string" calcext:value-type="string">
            <text:p>Neerslag</text:p>
            <text:p>mm/m²</text:p>
          </table:table-cell>
          <table:table-cell table:style-name="ce8" office:value-type="string" calcext:value-type="string">
            <text:p>Gemiddelde</text:p>
            <text:p>Temperatuur</text:p>
          </table:table-cell>
          <table:table-cell table:style-name="ce8" office:value-type="string" calcext:value-type="string">
            <text:p>Neerslag</text:p>
            <text:p>mm/m²</text:p>
          </table:table-cell>
        </table:table-row>
        <table:table-row table:style-name="ro5">
          <table:table-cell table:style-name="ce3" office:value-type="string" calcext:value-type="string">
            <text:p>januari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5" calcext:value-type="float">
            <text:p>45</text:p>
          </table:table-cell>
          <table:table-cell table:style-name="ce13" office:value-type="float" office:value="13" calcext:value-type="float">
            <text:p>13</text:p>
          </table:table-cell>
          <table:table-cell table:style-name="ce19" office:value-type="float" office:value="-4" calcext:value-type="float">
            <text:p>-4</text:p>
          </table:table-cell>
          <table:table-cell table:style-name="ce13"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februari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-46" calcext:value-type="float">
            <text:p>-46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maar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string" calcext:value-type="string">
            <text:p>apri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-43" calcext:value-type="float">
            <text:p>-43</text:p>
          </table:table-cell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string" calcext:value-type="string">
            <text:p>mei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-78" calcext:value-type="float">
            <text:p>-78</text:p>
          </table:table-cell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string" calcext:value-type="string">
            <text:p>juni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juli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31" calcext:value-type="float">
            <text:p>31</text:p>
          </table:table-cell>
        </table:table-row>
        <table:table-row table:style-name="ro5">
          <table:table-cell office:value-type="string" calcext:value-type="string">
            <text:p>augustus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string" calcext:value-type="string">
            <text:p>september</text:p>
          </table:table-cell>
          <table:table-cell office:value-type="float" office:value="-60" calcext:value-type="float">
            <text:p>-6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-15" calcext:value-type="float">
            <text:p>-15</text:p>
          </table:table-cell>
          <table:table-cell office:value-type="float" office:value="33" calcext:value-type="float">
            <text:p>33</text:p>
          </table:table-cell>
        </table:table-row>
        <table:table-row table:style-name="ro5">
          <table:table-cell office:value-type="string" calcext:value-type="string">
            <text:p>oktober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style-name="ce21" office:value-type="float" office:value="-41" calcext:value-type="float">
            <text:p>-41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string" calcext:value-type="string">
            <text:p>november</text:p>
          </table:table-cell>
          <table:table-cell office:value-type="float" office:value="-50" calcext:value-type="float">
            <text:p>-5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-43" calcext:value-type="float">
            <text:p>-43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table:style-name="ce5" office:value-type="string" calcext:value-type="string">
            <text:p>december</text:p>
          </table:table-cell>
          <table:table-cell table:style-name="ce11" office:value-type="float" office:value="-30" calcext:value-type="float">
            <text:p>-30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22" office:value-type="float" office:value="-56" calcext:value-type="float">
            <text:p>-56</text:p>
          </table:table-cell>
          <table:table-cell table:style-name="ce15" office:value-type="float" office:value="36" calcext:value-type="float">
            <text:p>36</text:p>
          </table:table-cell>
        </table:table-row>
        <table:table-row table:style-name="ro5">
          <table:table-cell table:style-name="Default" table:number-columns-repeated="7"/>
        </table:table-row>
        <table:table-row table:style-name="ro5">
          <table:table-cell table:style-name="ce6" office:value-type="string" calcext:value-type="string" table:number-columns-spanned="2" table:number-rows-spanned="1">
            <text:p>Totale neerslag:</text:p>
          </table:table-cell>
          <table:covered-table-cell table:style-name="Default"/>
          <table:table-cell table:style-name="Default" table:formula="of:=IF(COUNT([.C5:.C16])&gt;=0;SUM([.C5:.C16]))" office:value-type="float" office:value="78" calcext:value-type="float">
            <text:p>78</text:p>
          </table:table-cell>
          <table:table-cell table:style-name="Default"/>
          <table:table-cell table:style-name="Default" table:formula="of:=IF(COUNT([.E5:.E16])&gt;=0;SUM([.E5:.E16]))" office:value-type="float" office:value="222" calcext:value-type="float">
            <text:p>222</text:p>
          </table:table-cell>
          <table:table-cell table:style-name="Default"/>
          <table:table-cell table:style-name="Default" table:formula="of:=IF(COUNT([.G5:.G16])&gt;=0;SUM([.G5:.G16]))" office:value-type="float" office:value="366" calcext:value-type="float">
            <text:p>366</text:p>
          </table:table-cell>
        </table:table-row>
        <calcext:conditional-formats>
          <calcext:conditional-format calcext:target-range-address="Weer.B5:Weer.B16">
            <calcext:condition calcext:apply-style-name="Negatief" calcext:value="&lt;0" calcext:base-cell-address="Weer.B5"/>
          </calcext:conditional-format>
          <calcext:conditional-format calcext:target-range-address="Weer.D5:Weer.D16">
            <calcext:condition calcext:apply-style-name="Negatief" calcext:value="&lt;0" calcext:base-cell-address="Weer.B5"/>
          </calcext:conditional-format>
          <calcext:conditional-format calcext:target-range-address="Weer.F5:Weer.F16">
            <calcext:condition calcext:apply-style-name="Negatief" calcext:value="&lt;0" calcext:base-cell-address="Weer.D5"/>
          </calcext:conditional-format>
        </calcext:conditional-formats>
      </table:table>
      <table:table table:name="Weer Grafiek" table:style-name="ta1">
        <table:shapes>
          <draw:frame draw:z-index="0" draw:style-name="gr1" draw:text-style-name="P1" svg:width="159.99mm" svg:height="89.99mm" svg:x="0.01mm" svg:y="0.01mm">
            <draw:object draw:notify-on-update-of-ranges="Weer.B3:Weer.B3 Weer.B5:Weer.B16 Weer.D3:Weer.D3 Weer.D5:Weer.D16 Weer.F3:Weer.F3 Weer.F5:Weer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ef" style:family="table-cell" style:parent-style-name="Default">
      <style:table-cell-properties fo:background-color="#7da7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7:53.387216587</meta:creation-date>
    <dc:date>2018-11-12T11:47:06.709440394</dc:date>
    <meta:editing-duration>PT3M40S</meta:editing-duration>
    <meta:editing-cycles>1</meta:editing-cycles>
    <meta:document-statistic meta:table-count="2" meta:cell-count="98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Overzicht Brussel-Milaan</text:p>
        </chart:title>
        <chart:legend chart:legend-position="end" svg:x="13.605cm" svg:y="3.703cm" style:legend-expansion="high" chart:style-name="ch3"/>
        <chart:plot-area chart:style-name="ch4" table:cell-range-address="Weer.B3:Weer.B3 Weer.B5:Weer.B16 Weer.D3:Weer.D3 Weer.D5:Weer.D16 Weer.F3:Weer.F3 Weer.F5:Weer.F16" chart:data-source-has-labels="row" svg:x="1.331cm" svg:y="1.275cm" svg:width="11.073cm" svg:height="7.545cm">
          <chartooo:coordinate-region svg:x="2.243cm" svg:y="1.474cm" svg:width="10.161cm" svg:height="7.147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title svg:x="0.451cm" svg:y="5.289cm" chart:style-name="ch8">
              <text:p>°C</text:p>
            </chart:title>
            <chart:grid chart:style-name="ch9" chart:class="major"/>
          </chart:axis>
          <chart:axis chart:dimension="y" chart:name="secondary-y" chart:style-name="ch10">
            <chart:title svg:x="12.724cm" svg:y="5.594cm" chart:style-name="ch8">
              <text:p>mm/m²</text:p>
            </chart:title>
          </chart:axis>
          <chart:series chart:attached-axis="primary-y" chart:style-name="ch11" chart:values-cell-range-address="Weer.B5:Weer.B16" chart:label-cell-address="Weer.B3:Weer.B3" chart:class="chart:bar">
            <chart:data-point chart:repeated="12"/>
          </chart:series>
          <chart:series chart:attached-axis="primary-y" chart:style-name="ch12" chart:values-cell-range-address="Weer.D5:Weer.D16" chart:label-cell-address="Weer.D3:Weer.D3" chart:class="chart:bar">
            <chart:data-point chart:repeated="12"/>
          </chart:series>
          <chart:series chart:attached-axis="primary-y" chart:style-name="ch13" chart:values-cell-range-address="Weer.F5:Weer.F16" chart:label-cell-address="Weer.F3:Weer.F3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ssel</text:p>
                <draw:g>
                  <svg:desc>Weer.B3:Weer.B3</svg:desc>
                </draw:g>
              </table:table-cell>
              <table:table-cell office:value-type="string">
                <text:p>Milaan</text:p>
                <draw:g>
                  <svg:desc>Weer.D3:Weer.D3</svg:desc>
                </draw:g>
              </table:table-cell>
              <table:table-cell office:value-type="string">
                <text:p>Stockholm</text:p>
                <draw:g>
                  <svg:desc>Weer.F3:Weer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Weer.B5:Weer.B16</svg:desc>
                </draw:g>
              </table:table-cell>
              <table:table-cell office:value-type="float" office:value="45">
                <text:p>45</text:p>
                <draw:g>
                  <svg:desc>Weer.D5:Weer.D16</svg:desc>
                </draw:g>
              </table:table-cell>
              <table:table-cell office:value-type="float" office:value="-4">
                <text:p>-4</text:p>
                <draw:g>
                  <svg:desc>Weer.F5:Weer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">
                <text:p>-20</text:p>
              </table:table-cell>
              <table:table-cell office:value-type="float" office:value="32">
                <text:p>3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68">
                <text:p>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">
                <text:p>-60</text:p>
              </table:table-cell>
              <table:table-cell office:value-type="float" office:value="87">
                <text:p>8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">
                <text:p>-30</text:p>
              </table:table-cell>
              <table:table-cell office:value-type="float" office:value="63">
                <text:p>6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">
                <text:p>-50</text:p>
              </table:table-cell>
              <table:table-cell office:value-type="float" office:value="32">
                <text:p>3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  <table:table-cell office:value-type="float" office:value="12">
                <text:p>12</text:p>
              </table:table-cell>
              <table:table-cell office:value-type="float" office:value="-56">
                <text:p>-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